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6pt"/>
    </style:style>
    <style:style style:name="P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hort Story<text:s/>Online Links:<text:s/></text:p>
      <text:p text:style-name="Standard"/>
      <text:p text:style-name="P2">The Passing of the Dragon – Ken Liu</text:p>
      <text:p text:style-name="Standard"><text:a xlink:href="https://reactormag.com/the-passing-of-the-dragon-ken-liu/" office:target-frame-name="_top" xlink:show="replace">https://reactormag.com/the-passing-of-the-dragon-ken-liu/</text:a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Zoii Henry</dc:creator>
    <meta:creation-date>2024-08-13T01:20:00Z</meta:creation-date>
    <dc:date>2024-08-16T22:47:00Z</dc:date>
    <meta:template xlink:href="Normal" xlink:type="simple"/>
    <meta:editing-cycles>2</meta:editing-cycles>
    <meta:editing-duration>PT3000S</meta:editing-duration>
    <meta:user-defined meta:name="GrammarlyDocumentId">8a8d714dfa2ba67c00c13d39d03b6ff909f2df3aa068dc74168bbb71b2ef5147</meta:user-defined>
    <meta:document-statistic meta:page-count="1" meta:paragraph-count="3" meta:word-count="12" meta:character-count="118" meta:row-count="5" meta:non-whitespace-character-count="107"/>
  </office:meta>
</office:document-meta>
</file>